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yexcel_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° dossier FRP opposé</text:p>
          </table:table-cell>
          <table:table-cell office:value-type="string">
            <text:p>N° dossier FRP opposant</text:p>
          </table:table-cell>
          <table:table-cell office:value-type="string">
            <text:p>Montant opposition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°affaire code 1760</text:p>
          </table:table-cell>
          <table:table-cell office:value-type="string">
            <text:p>Montant de l’affaire au code 1760</text:p>
          </table:table-cell>
          <table:table-cell office:value-type="string">
            <text:p>Montant à créer en « affaire service » au code 7055</text:p>
          </table:table-cell>
          <table:table-cell office:value-type="string">
            <text:p>Identification du bénéficiaire de la dépense</text:p>
          </table:table-cell>
          <table:table-cell office:value-type="string">
            <text:p>Codique du service bénéficiaire</text:p>
          </table:table-cell>
          <table:table-cell office:value-type="string">
            <text:p>RANG RIB pour le remboursement du service bénéficiaire</text:p>
          </table:table-cell>
          <table:table-cell office:value-type="string">
            <text:p>RANG RIB pour le remboursement à la société </text:p>
          </table:table-cell>
          <table:table-cell office:value-type="string">
            <text:p>SIREN du redevable pour le libellé du virement pour la société</text:p>
          </table:table-cell>
          <table:table-cell office:value-type="string">
            <text:p>Numéro et date de l'opération de dépense effectuée dans Médoc pour paiement du poste comptable RNF ayant émis la SATD </text:p>
          </table:table-cell>
          <table:table-cell office:value-type="string">
            <text:p>Numéro d'Opération</text:p>
          </table:table-cell>
          <table:table-cell office:value-type="string">
            <text:p>Date d'exécution</text:p>
          </table:table-cell>
          <table:table-cell office:value-type="string">
            <text:p>Dossiers traités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200</text:p>
          </table:table-cell>
          <table:table-cell office:value-type="string">
            <text:p>2023-02-22</text:p>
          </table:table-cell>
          <table:table-cell office:value-type="string">
            <text:p>220123456789AAB4</text:p>
          </table:table-cell>
          <table:table-cell office:value-type="string">
            <text:p>2022001700</text:p>
          </table:table-cell>
          <table:table-cell office:value-type="string">
            <text:p>20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C877 du 02/06/2022</text:p>
          </table:table-cell>
          <table:table-cell office:value-type="string">
            <text:p>AAC877</text:p>
          </table:table-cell>
          <table:table-cell office:value-type="string">
            <text:p>2023-04-11 17:25:26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100</text:p>
          </table:table-cell>
          <table:table-cell office:value-type="string">
            <text:p>2023-02-22</text:p>
          </table:table-cell>
          <table:table-cell office:value-type="string">
            <text:p>220123456789AAB2</text:p>
          </table:table-cell>
          <table:table-cell office:value-type="string">
            <text:p>2022001699</text:p>
          </table:table-cell>
          <table:table-cell office:value-type="string">
            <text:p>10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C871 du 02/06/2022</text:p>
          </table:table-cell>
          <table:table-cell office:value-type="string">
            <text:p>AAC871</text:p>
          </table:table-cell>
          <table:table-cell office:value-type="string">
            <text:p>2023-04-11 15:23:52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764</text:p>
          </table:table-cell>
          <table:table-cell office:value-type="string">
            <text:p>203743</text:p>
          </table:table-cell>
          <table:table-cell office:value-type="string">
            <text:p>200</text:p>
          </table:table-cell>
          <table:table-cell office:value-type="string">
            <text:p>2023-02-22</text:p>
          </table:table-cell>
          <table:table-cell office:value-type="string">
            <text:p>220123456789AAB3</text:p>
          </table:table-cell>
          <table:table-cell office:value-type="string">
            <text:p>2022000693</text:p>
          </table:table-cell>
          <table:table-cell office:value-type="string">
            <text:p>20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2023-04-11 17:14:24</text:p>
          </table:table-cell>
          <table:table-cell office:value-type="string">
            <text:p>M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4-11T17:25:26.014914</meta:creation-date>
    <dc:date>2023-04-11T17:25:26.018904</dc:date>
    <meta:generator>http://pypi.python.org/pypi/ezodf/0.1.0$Python3.10.7 (tags/v3.10.7:6cc6b13, Sep  5 2022, 14:08:36) [MSC v.1933 64 bit (AMD64)]</meta:generator>
    <meta:document-statistic/>
    <meta:editing-cycles>1</meta:editing-cycles>
  </office:meta>
</office:document-meta>
</file>